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Courier New" svg:font-family="'Courier New'" style:font-adornments="Standard" style:font-family-generic="modern" style:font-pitch="fixed"/>
  </office:font-face-decls>
  <office:automatic-styles>
    <style:style style:name="Sect1" style:family="section">
      <style:section-properties style:editable="false">
        <style:columns fo:column-count="1" fo:column-gap="0cm"/>
      </style:section-properties>
    </style:style>
  </office:automatic-styles>
  <office:body>
    <office:text text:use-soft-page-breaks="true">
      <text:p text:style-name="Title">Hal Spacejock book one - Sample yWriter Project</text:p>
      <text:p text:style-name="Subtitle">Simon Haynes</text:p>
      <text:p text:style-name="yWriter_20_mark_20_notes">[ChID:33 (Notes)]</text:p>
      <text:h text:style-name="Heading_20_2" text:outline-level="2">Info</text:h>
      <text:p text:style-name="yWriter_20_mark_20_notes">[ScID:120 (Notes)]</text:p>
      <text:p text:style-name="Text_20_body">*** IMPORTANT ***</text:p>
      <text:p text:style-name="First_20_line_20_indent">Uninstalling yWriter5 will uninstall (delete) this sample project.</text:p>
      <text:p text:style-name="First_20_line_20_indent">Reinstalling yWriter5 will overwrite this sample project.</text:p>
      <text:p text:style-name="First_20_line_20_indent"/>
      <text:p text:style-name="First_20_line_20_indent">Therefore, rather than modifying this project with your own content, <text:span text:style-name="Strong_20_Emphasis">please create a new project for your own work</text:span>. (<text:span text:style-name="Emphasis">Project - Create Empty Project</text:span>, or <text:span text:style-name="Emphasis">Project - New Project Wizard</text:span>)</text:p>
      <text:p text:style-name="First_20_line_20_indent"/>
      <text:p text:style-name="First_20_line_20_indent">Any new projects created with yWriter5 will not be deleted, overwritten or modified when you uninstall or reinstall the software.</text:p>
      <text:p text:style-name="yWriter_20_mark_20_notes">[/ScID (Notes)]</text:p>
      <text:p text:style-name="yWriter_20_mark_20_notes">[/ChID (Notes)]</text:p>
      <text:p text:style-name="yWriter_20_mark">[ChID:34]</text:p>
      <text:h text:style-name="Heading_20_1" text:outline-level="1">Part 1</text:h>
      <text:p text:style-name="yWriter_20_mark">[/ChID]</text:p>
      <text:p text:style-name="yWriter_20_mark">[ChID:1]</text:p>
      <text:h text:style-name="Heading_20_2" text:outline-level="2">Chapter 1</text:h>
      <text:p text:style-name="yWriter_20_mark">[ScID:1]</text:p>
      <text:p text:style-name="Text_20_body">Hal Spacejock was sitting at the Black Gull's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First_20_line_20_indent">"Your turn," said the Navcom, in a neutral female voice.</text:p>
      <text:p text:style-name="First_20_line_20_indent">"I'm thinking."</text:p>
      <text:p text:style-name="First_20_line_20_indent">"While you're planning your opening move, can I tell you about a special offer?"</text:p>
      <text:p text:style-name="First_20_line_20_indent">"What kind of offer?" asked Hal suspiciously.</text:p>
      <text:p text:style-name="First_20_line_20_indent">"Planet books have a chess title on sale."</text:p>
      <text:p text:style-name="First_20_line_20_indent">"Really? Put it on main."</text:p>
      <text:p text:style-name="First_20_line_20_indent">The wide viewscreen above the console turned red, and the word 'SaLE' appeared in vibrating yellow text. The letters grew legs and marched off the screen, bringing a wire basket on wheels into view.</text:p>
      <text:p text:style-name="First_20_line_20_indent">"I don't need all this crap," said Hal. "Just show me the deal."</text:p>
      <text:p text:style-name="First_20_line_20_indent">"Almost there," said the Navcom. "Keep watching."</text:p>
      <text:p text:style-name="First_20_line_20_indent">A flock of pigeons burst from the basket, leaving a tumbling cloud of feathers which dropped to the ground and formed the words 'Special Offer'. a gust of wind blew the feathers away, and a book title flashed up on the screen.</text:p>
      <text:p text:style-name="First_20_line_20_indent">"Chess for the intellectually challenged?" said Hal, staring at the cover in disbelief. "Is this some kind of joke?"</text:p>
      <text:p text:style-name="First_20_line_20_indent">"It's part of a popular series," said the Navcom.</text:p>
      <text:p text:style-name="First_20_line_20_indent">"What are the others? Interstellar navigation for nutters? Moon landings for morons?"</text:p>
      <text:p text:style-name="First_20_line_20_indent">"Shall I add those titles to your basket?"</text:p>
      <text:p text:style-name="First_20_line_20_indent"/>
      <text:p text:style-name="First_20_line_20_indent">. . .</text:p>
      <text:p text:style-name="yWriter_20_mark">[/ScID]</text:p>
      <text:p text:style-name="yWriter_20_mark">[/ChID]</text:p>
      <text:p text:style-name="yWriter_20_mark">[ChID:2]</text:p>
      <text:h text:style-name="Heading_20_2" text:outline-level="2">Chapter 2</text:h>
      <text:p text:style-name="yWriter_20_mark">[ScID:2]</text:p>
      <text:p text:style-name="Text_20_body">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First_20_line_20_indent">. . .</text:p>
      <text:p text:style-name="yWriter_20_mark">[/ScID]</text:p>
      <text:p text:style-name="Heading_20_4">* * *</text:p>
      <text:p text:style-name="yWriter_20_mark">[ScID:3]</text:p>
      <text:p text:style-name="Text_20_body">Hal was pacing the Black Gull's flight deck, ready to put his fist through the nearest wall. "What do you mean, you can't call Jerling back? What do you mean you didn't save his details?"</text:p>
      <text:p text:style-name="First_20_line_20_indent">"I erased the record after you turned the job down."</text:p>
      <text:p text:style-name="First_20_line_20_indent">"So look it up again!"</text:p>
      <text:p text:style-name="First_20_line_20_indent">"Negative, we can't afford the search fees." The Navcom hesitated. "Incidentally, it's your move."</text:p>
      <text:p text:style-name="First_20_line_20_indent">"How can you think of a bloody chess game at a time like this?"</text:p>
      <text:p text:style-name="First_20_line_20_indent">"You're only saying that because you're losing."</text:p>
      <text:p text:style-name="First_20_line_20_indent"/>
      <text:p text:style-name="First_20_line_20_indent">. . .</text:p>
      <text:p text:style-name="yWriter_20_mark">[/ScID]</text:p>
      <text:p text:style-name="yWriter_20_mark">[/ChID]</text:p>
      <text:p text:style-name="yWriter_20_mark_20_notes">[ChID:3 (Notes)]</text:p>
      <text:h text:style-name="Heading_20_2" text:outline-level="2">Chapter 3</text:h>
      <text:p text:style-name="yWriter_20_mark_20_notes">[ScID:4 (Notes)]</text:p>
      <text:p text:style-name="Text_20_body">"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First_20_line_20_indent">"Why don't you open the door?" asked the Navcom.</text:p>
      <text:p text:style-name="First_20_line_20_indent">"No thanks. Vurdi's robot might be hanging around."</text:p>
      <text:p text:style-name="First_20_line_20_indent"/>
      <text:p text:style-name="First_20_line_20_indent">. . .</text:p>
      <text:p text:style-name="yWriter_20_mark_20_notes">[/ScID (Notes)]</text:p>
      <text:p text:style-name="yWriter_20_mark_20_notes">[/ChID (Notes)]</text:p>
      <text:p text:style-name="yWriter_20_mark">[ChID:4]</text:p>
      <text:h text:style-name="Heading_20_2" text:outline-level="2">Chapter 4</text:h>
      <text:p text:style-name="yWriter_20_mark">[ScID:5]</text:p>
      <text:p text:style-name="Text_20_body">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First_20_line_20_indent">Hal's ship was somewhat further down the alphabet, and was therefore sitting in a disused corner of the field about as far from the amenities as the nearest moon. The area around the <text:span text:style-name="Emphasis">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First_20_line_20_indent"/>
      <text:p text:style-name="First_20_line_20_indent">. . .</text:p>
      <text:p text:style-name="yWriter_20_mark">[/ScID]</text:p>
      <text:p text:style-name="Heading_20_4">* * *</text:p>
      <text:p text:style-name="yWriter_20_mark">[ScID:6]</text:p>
      <text:p text:style-name="Text_20_body">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First_20_line_20_indent">"Yes."</text:p>
      <text:p text:style-name="First_20_line_20_indent">"Run a search, please. All details on a company called Incubots."</text:p>
      <text:p text:style-name="First_20_line_20_indent">There was a brief pause. "Owned by Redge Muller. Incubots specialises in robot programming and advanced pilot training."</text:p>
      <text:p text:style-name="First_20_line_20_indent">Clunk looked relieved. "So that's what Mr. Jerling has in store for me. When I questioned him on the subject he was rather evasive."</text:p>
      <text:p text:style-name="First_20_line_20_indent">"Humans tell lies about the most trivial matters."</text:p>
      <text:p text:style-name="First_20_line_20_indent"/>
      <text:p text:style-name="First_20_line_20_indent">. . .</text:p>
      <text:p text:style-name="yWriter_20_mark">[/ScID]</text:p>
      <text:p text:style-name="Heading_20_4">* * *</text:p>
      <text:p text:style-name="yWriter_20_mark">[ScID:7]</text:p>
      <text:p text:style-name="Text_20_body">Hal left the maintenance vehicle in the spaceport's outer carpark and walked to the admin block. An information kiosk directed him to an elevator, where he pressed the button marked 'Portmaster'.</text:p>
      <text:p text:style-name="First_20_line_20_indent">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First_20_line_20_indent"/>
      <text:p text:style-name="First_20_line_20_indent">. . .</text:p>
      <text:p text:style-name="yWriter_20_mark">[/ScID]</text:p>
      <text:p text:style-name="Heading_20_4">* * *</text:p>
      <text:p text:style-name="yWriter_20_mark">[ScID:8]</text:p>
      <text:p text:style-name="Text_20_body">"Simulation suspended, incoming message."</text:p>
      <text:p text:style-name="First_20_line_20_indent">The cloud cities of Aklam faded from Clunk's vision. "What?"</text:p>
      <text:p text:style-name="First_20_line_20_indent">"Incoming message."</text:p>
      <text:p text:style-name="First_20_line_20_indent">"Are we meant to answer it?"</text:p>
      <text:p text:style-name="First_20_line_20_indent">"It's Mr. Spacejock," said the Navcom.</text:p>
      <text:p text:style-name="First_20_line_20_indent">Clunk sat up straight. "Please open the connection."</text:p>
      <text:p text:style-name="First_20_line_20_indent">"Hey, robot!" called Hal.</text:p>
      <text:p text:style-name="First_20_line_20_indent">"Yes, sir?"</text:p>
      <text:p text:style-name="First_20_line_20_indent">"Call Jerling and get me a loan. I need three hundred in cash for landing fees and fuel."</text:p>
      <text:p text:style-name="First_20_line_20_indent">"I don't think he'll lend you any money," said Clunk dubiously.</text:p>
      <text:p text:style-name="First_20_line_20_indent">. . .</text:p>
      <text:p text:style-name="yWriter_20_mark">[/ScID]</text:p>
      <text:p text:style-name="yWriter_20_mark">[/ChID]</text:p>
      <text:p text:style-name="yWriter_20_mark">[ChID:5]</text:p>
      <text:h text:style-name="Heading_20_2" text:outline-level="2">Chapter 5</text:h>
      <text:p text:style-name="yWriter_20_mark_20_todo">[ScID:9 (ToDo)]</text:p>
      <text:p text:style-name="Text_20_body">Portmaster Linten studied Hal across the desk, eyes narrowed. "Are you telling me this Jerling character will pay your bill?"</text:p>
      <text:p text:style-name="First_20_line_20_indent">"He has to. I can't deliver his cargo if the Gull is stuck here, can I?"</text:p>
      <text:p text:style-name="First_20_line_20_indent">The commset buzzed and Linten leant forward. "Yes?"</text:p>
      <text:p text:style-name="First_20_line_20_indent">There was a crackling sound. "Help! Fire!" said a voice over the noise.</text:p>
      <text:p text:style-name="First_20_line_20_indent">"Who is this? What are you talking about?"</text:p>
      <text:p text:style-name="First_20_line_20_indent">"The grass is burning," cried the voice. "There's a fire on the landing field!"</text:p>
      <text:p text:style-name="First_20_line_20_indent">"Which pad?"</text:p>
      <text:p text:style-name="First_20_line_20_indent">"Fifty-two," said Hal, smothering a grin. "That's Clunk." He leant towards the commset. "Clunk, is the ship in danger from this, er, fire?"</text:p>
      <text:p text:style-name="First_20_line_20_indent">"Not yet, Mr Spacejock, but it soon will be. Would you like me to move it out of the way?"</text:p>
      <text:p text:style-name="First_20_line_20_indent">"You keep your hands off the controls. I'll be there in a tick."</text:p>
      <text:p text:style-name="First_20_line_20_indent">"You'll have to hurry, the fire's right up to the refuelling cluster. If that explodes--"</text:p>
      <text:p text:style-name="First_20_line_20_indent"/>
      <text:p text:style-name="First_20_line_20_indent">. . .</text:p>
      <text:p text:style-name="yWriter_20_mark_20_todo">[/ScID (ToDo)]</text:p>
      <text:p text:style-name="Heading_20_4">* * *</text:p>
      <text:p text:style-name="yWriter_20_mark">[ScID:10]</text:p>
      <text:p text:style-name="Text_20_body">"Deploy fire hose!" shouted Clunk.</text:p>
      <text:p text:style-name="First_20_line_20_indent">"Deploying." There was a whining sound outside the hull, which stopped with a sharp crack.</text:p>
      <text:p text:style-name="First_20_line_20_indent">"What was that?"</text:p>
      <text:p text:style-name="First_20_line_20_indent">"The reel just fell off," said the Navcom.</text:p>
      <text:p text:style-name="First_20_line_20_indent"/>
      <text:p text:style-name="First_20_line_20_indent">. . .</text:p>
      <text:p text:style-name="yWriter_20_mark">[/ScID]</text:p>
      <text:p text:style-name="yWriter_20_mark">[/ChID]</text:p>
      <text:p text:style-name="yWriter_20_mark_20_todo">[ChID:6 (ToDo)]</text:p>
      <text:h text:style-name="Heading_20_2" text:outline-level="2">Chapter 6</text:h>
      <text:p text:style-name="yWriter_20_mark_20_todo">[ScID:58 (ToDo)]</text:p>
      <text:p text:style-name="Text_20_body">This bird is not dead ...</text:p>
      <text:p text:style-name="yWriter_20_mark_20_todo">[/ScID (ToDo)]</text:p>
      <text:p text:style-name="Heading_20_4">* * *</text:p>
      <text:p text:style-name="yWriter_20_mark_20_todo">[ScID:12 (ToDo)]</text:p>
      <text:p text:style-name="Text_20_body"/>
      <text:p text:style-name="yWriter_20_mark_20_todo">[/ScID (ToDo)]</text:p>
      <text:p text:style-name="yWriter_20_mark_20_todo">[/ChID (ToDo)]</text:p>
      <text:p text:style-name="yWriter_20_mark">[ChID:7]</text:p>
      <text:h text:style-name="Heading_20_2" text:outline-level="2">Chapter 7</text:h>
      <text:p text:style-name="yWriter_20_mark">[ScID:15]</text:p>
      <text:p text:style-name="Text_20_body"/>
      <text:p text:style-name="yWriter_20_mark">[/ScID]</text:p>
      <text:p text:style-name="yWriter_20_mark">[/ChID]</text:p>
      <text:p text:style-name="yWriter_20_mark">[ChID:8]</text:p>
      <text:h text:style-name="Heading_20_2" text:outline-level="2">Chapter 8</text:h>
      <text:p text:style-name="yWriter_20_mark">[ScID:17]</text:p>
      <text:p text:style-name="Text_20_body"/>
      <text:p text:style-name="yWriter_20_mark">[/ScID]</text:p>
      <text:p text:style-name="yWriter_20_mark">[/ChID]</text:p>
      <text:p text:style-name="yWriter_20_mark">[ChID:9]</text:p>
      <text:h text:style-name="Heading_20_2" text:outline-level="2">Chapter 9</text:h>
      <text:p text:style-name="yWriter_20_mark">[ScID:19]</text:p>
      <text:p text:style-name="Text_20_body"/>
      <text:p text:style-name="yWriter_20_mark">[/ScID]</text:p>
      <text:p text:style-name="yWriter_20_mark">[/ChID]</text:p>
      <text:p text:style-name="yWriter_20_mark">[ChID:10]</text:p>
      <text:h text:style-name="Heading_20_2" text:outline-level="2">Chapter 10</text:h>
      <text:p text:style-name="yWriter_20_mark">[ScID:22]</text:p>
      <text:p text:style-name="Text_20_body"/>
      <text:p text:style-name="yWriter_20_mark">[/ScID]</text:p>
      <text:p text:style-name="yWriter_20_mark">[/ChID]</text:p>
      <text:p text:style-name="yWriter_20_mark">[ChID:11]</text:p>
      <text:h text:style-name="Heading_20_2" text:outline-level="2">Chapter 11</text:h>
      <text:p text:style-name="yWriter_20_mark">[ScID:25]</text:p>
      <text:p text:style-name="Text_20_body"/>
      <text:p text:style-name="yWriter_20_mark">[/ScID]</text:p>
      <text:p text:style-name="Heading_20_4">* * *</text:p>
      <text:p text:style-name="yWriter_20_mark">[ScID:27]</text:p>
      <text:p text:style-name="Text_20_body"/>
      <text:p text:style-name="yWriter_20_mark">[/ScID]</text:p>
      <text:p text:style-name="yWriter_20_mark">[/ChID]</text:p>
      <text:p text:style-name="yWriter_20_mark">[ChID:12]</text:p>
      <text:h text:style-name="Heading_20_2" text:outline-level="2">Chapter 12</text:h>
      <text:p text:style-name="yWriter_20_mark">[ScID:29]</text:p>
      <text:p text:style-name="Text_20_body"/>
      <text:p text:style-name="yWriter_20_mark">[/ScID]</text:p>
      <text:p text:style-name="Heading_20_4">* * *</text:p>
      <text:p text:style-name="yWriter_20_mark">[ScID:31]</text:p>
      <text:p text:style-name="Text_20_body"/>
      <text:p text:style-name="yWriter_20_mark">[/ScID]</text:p>
      <text:p text:style-name="yWriter_20_mark">[/ChID]</text:p>
      <text:p text:style-name="yWriter_20_mark">[ChID:13]</text:p>
      <text:h text:style-name="Heading_20_2" text:outline-level="2">Chapter 13</text:h>
      <text:p text:style-name="yWriter_20_mark">[ScID:34]</text:p>
      <text:p text:style-name="Text_20_body"/>
      <text:p text:style-name="yWriter_20_mark">[/ScID]</text:p>
      <text:p text:style-name="yWriter_20_mark">[/ChID]</text:p>
      <text:p text:style-name="yWriter_20_mark">[ChID:14]</text:p>
      <text:h text:style-name="Heading_20_2" text:outline-level="2">Chapter 14</text:h>
      <text:p text:style-name="yWriter_20_mark">[/ChID]</text:p>
      <text:p text:style-name="yWriter_20_mark">[ChID:15]</text:p>
      <text:h text:style-name="Heading_20_2" text:outline-level="2">Chapter 15</text:h>
      <text:p text:style-name="yWriter_20_mark">[ScID:38]</text:p>
      <text:p text:style-name="Text_20_body"/>
      <text:p text:style-name="yWriter_20_mark">[/ScID]</text:p>
      <text:p text:style-name="Heading_20_4">* * *</text:p>
      <text:p text:style-name="yWriter_20_mark">[ScID:40]</text:p>
      <text:p text:style-name="Text_20_body"/>
      <text:p text:style-name="yWriter_20_mark">[/ScID]</text:p>
      <text:p text:style-name="yWriter_20_mark">[/ChID]</text:p>
      <text:p text:style-name="yWriter_20_mark">[ChID:16]</text:p>
      <text:h text:style-name="Heading_20_2" text:outline-level="2">Chapter 16</text:h>
      <text:p text:style-name="yWriter_20_mark">[ScID:43]</text:p>
      <text:p text:style-name="Text_20_body"/>
      <text:p text:style-name="yWriter_20_mark">[/ScID]</text:p>
      <text:p text:style-name="Heading_20_4">* * *</text:p>
      <text:p text:style-name="yWriter_20_mark">[ScID:45]</text:p>
      <text:p text:style-name="Text_20_body"/>
      <text:p text:style-name="yWriter_20_mark">[/ScID]</text:p>
      <text:p text:style-name="yWriter_20_mark">[/ChID]</text:p>
      <text:p text:style-name="yWriter_20_mark">[ChID:17]</text:p>
      <text:h text:style-name="Heading_20_2" text:outline-level="2">Chapter 17</text:h>
      <text:p text:style-name="yWriter_20_mark">[ScID:47]</text:p>
      <text:p text:style-name="Text_20_body"/>
      <text:p text:style-name="yWriter_20_mark">[/ScID]</text:p>
      <text:p text:style-name="Heading_20_4">* * *</text:p>
      <text:p text:style-name="yWriter_20_mark">[ScID:49]</text:p>
      <text:p text:style-name="Text_20_body"/>
      <text:p text:style-name="yWriter_20_mark">[/ScID]</text:p>
      <text:p text:style-name="yWriter_20_mark">[/ChID]</text:p>
      <text:p text:style-name="yWriter_20_mark">[ChID:35]</text:p>
      <text:h text:style-name="Heading_20_1" text:outline-level="1">Part 2</text:h>
      <text:p text:style-name="yWriter_20_mark">[/ChID]</text:p>
      <text:p text:style-name="yWriter_20_mark">[ChID:18]</text:p>
      <text:h text:style-name="Heading_20_2" text:outline-level="2">Chapter 18</text:h>
      <text:p text:style-name="yWriter_20_mark">[ScID:51]</text:p>
      <text:p text:style-name="Text_20_body"/>
      <text:p text:style-name="yWriter_20_mark">[/ScID]</text:p>
      <text:p text:style-name="Heading_20_4">* * *</text:p>
      <text:p text:style-name="yWriter_20_mark">[ScID:53]</text:p>
      <text:p text:style-name="Text_20_body"/>
      <text:p text:style-name="yWriter_20_mark">[/ScID]</text:p>
      <text:p text:style-name="yWriter_20_mark">[/ChID]</text:p>
      <text:p text:style-name="yWriter_20_mark">[ChID:19]</text:p>
      <text:h text:style-name="Heading_20_2" text:outline-level="2">Chapter 19</text:h>
      <text:p text:style-name="yWriter_20_mark">[ScID:55]</text:p>
      <text:p text:style-name="Text_20_body"/>
      <text:p text:style-name="yWriter_20_mark">[/ScID]</text:p>
      <text:p text:style-name="Heading_20_4">* * *</text:p>
      <text:p text:style-name="yWriter_20_mark">[ScID:57]</text:p>
      <text:p text:style-name="Text_20_body"/>
      <text:p text:style-name="yWriter_20_mark">[/ScID]</text:p>
      <text:p text:style-name="yWriter_20_mark">[/ChID]</text:p>
      <text:p text:style-name="yWriter_20_mark">[ChID:20]</text:p>
      <text:h text:style-name="Heading_20_2" text:outline-level="2">Chapter 20</text:h>
      <text:p text:style-name="yWriter_20_mark">[ScID:60]</text:p>
      <text:p text:style-name="Text_20_body"/>
      <text:p text:style-name="yWriter_20_mark">[/ScID]</text:p>
      <text:p text:style-name="Heading_20_4">* * *</text:p>
      <text:p text:style-name="yWriter_20_mark">[ScID:62]</text:p>
      <text:p text:style-name="Text_20_body"/>
      <text:p text:style-name="yWriter_20_mark">[/ScID]</text:p>
      <text:p text:style-name="Heading_20_4">* * *</text:p>
      <text:p text:style-name="yWriter_20_mark">[ScID:64]</text:p>
      <text:p text:style-name="Text_20_body"/>
      <text:p text:style-name="yWriter_20_mark">[/ScID]</text:p>
      <text:p text:style-name="yWriter_20_mark">[/ChID]</text:p>
      <text:p text:style-name="yWriter_20_mark">[ChID:21]</text:p>
      <text:h text:style-name="Heading_20_2" text:outline-level="2">Chapter 21</text:h>
      <text:p text:style-name="yWriter_20_mark">[ScID:66]</text:p>
      <text:p text:style-name="Text_20_body"/>
      <text:p text:style-name="yWriter_20_mark">[/ScID]</text:p>
      <text:p text:style-name="Heading_20_4">* * *</text:p>
      <text:p text:style-name="yWriter_20_mark">[ScID:68]</text:p>
      <text:p text:style-name="Text_20_body"/>
      <text:p text:style-name="yWriter_20_mark">[/ScID]</text:p>
      <text:p text:style-name="yWriter_20_mark">[/ChID]</text:p>
      <text:p text:style-name="yWriter_20_mark">[ChID:22]</text:p>
      <text:h text:style-name="Heading_20_2" text:outline-level="2">Chapter 22</text:h>
      <text:p text:style-name="yWriter_20_mark">[ScID:71]</text:p>
      <text:p text:style-name="Text_20_body"/>
      <text:p text:style-name="yWriter_20_mark">[/ScID]</text:p>
      <text:p text:style-name="yWriter_20_mark">[/ChID]</text:p>
      <text:p text:style-name="yWriter_20_mark">[ChID:23]</text:p>
      <text:h text:style-name="Heading_20_2" text:outline-level="2">Chapter 23</text:h>
      <text:p text:style-name="yWriter_20_mark">[ScID:74]</text:p>
      <text:p text:style-name="Text_20_body"/>
      <text:p text:style-name="yWriter_20_mark">[/ScID]</text:p>
      <text:p text:style-name="yWriter_20_mark">[/ChID]</text:p>
      <text:p text:style-name="yWriter_20_mark">[ChID:24]</text:p>
      <text:h text:style-name="Heading_20_2" text:outline-level="2">Chapter 24</text:h>
      <text:p text:style-name="yWriter_20_mark">[ScID:77]</text:p>
      <text:p text:style-name="Text_20_body"/>
      <text:p text:style-name="yWriter_20_mark">[/ScID]</text:p>
      <text:p text:style-name="Heading_20_4">* * *</text:p>
      <text:p text:style-name="yWriter_20_mark">[ScID:79]</text:p>
      <text:p text:style-name="Text_20_body"/>
      <text:p text:style-name="yWriter_20_mark">[/ScID]</text:p>
      <text:p text:style-name="Heading_20_4">* * *</text:p>
      <text:p text:style-name="yWriter_20_mark">[ScID:81]</text:p>
      <text:p text:style-name="Text_20_body"/>
      <text:p text:style-name="yWriter_20_mark">[/ScID]</text:p>
      <text:p text:style-name="yWriter_20_mark">[/ChID]</text:p>
      <text:p text:style-name="yWriter_20_mark">[ChID:25]</text:p>
      <text:h text:style-name="Heading_20_2" text:outline-level="2">Chapter 25</text:h>
      <text:p text:style-name="yWriter_20_mark">[ScID:84]</text:p>
      <text:p text:style-name="Text_20_body"/>
      <text:p text:style-name="yWriter_20_mark">[/ScID]</text:p>
      <text:p text:style-name="Heading_20_4">* * *</text:p>
      <text:p text:style-name="yWriter_20_mark">[ScID:86]</text:p>
      <text:p text:style-name="Text_20_body"/>
      <text:p text:style-name="yWriter_20_mark">[/ScID]</text:p>
      <text:p text:style-name="yWriter_20_mark">[/ChID]</text:p>
      <text:p text:style-name="yWriter_20_mark">[ChID:26]</text:p>
      <text:h text:style-name="Heading_20_2" text:outline-level="2">Chapter 26</text:h>
      <text:p text:style-name="yWriter_20_mark">[ScID:89]</text:p>
      <text:p text:style-name="Text_20_body"/>
      <text:p text:style-name="yWriter_20_mark">[/ScID]</text:p>
      <text:p text:style-name="yWriter_20_mark">[/ChID]</text:p>
      <text:p text:style-name="yWriter_20_mark">[ChID:27]</text:p>
      <text:h text:style-name="Heading_20_2" text:outline-level="2">Chapter 27</text:h>
      <text:p text:style-name="yWriter_20_mark">[ScID:92]</text:p>
      <text:p text:style-name="Text_20_body"/>
      <text:p text:style-name="yWriter_20_mark">[/ScID]</text:p>
      <text:p text:style-name="Heading_20_4">* * *</text:p>
      <text:p text:style-name="yWriter_20_mark">[ScID:94]</text:p>
      <text:p text:style-name="Text_20_body"/>
      <text:p text:style-name="yWriter_20_mark">[/ScID]</text:p>
      <text:p text:style-name="yWriter_20_mark">[/ChID]</text:p>
      <text:p text:style-name="yWriter_20_mark">[ChID:28]</text:p>
      <text:h text:style-name="Heading_20_2" text:outline-level="2">Chapter 28</text:h>
      <text:p text:style-name="yWriter_20_mark">[ScID:96]</text:p>
      <text:p text:style-name="Text_20_body"/>
      <text:p text:style-name="yWriter_20_mark">[/ScID]</text:p>
      <text:p text:style-name="Heading_20_4">* * *</text:p>
      <text:p text:style-name="yWriter_20_mark">[ScID:98]</text:p>
      <text:p text:style-name="Text_20_body"/>
      <text:p text:style-name="yWriter_20_mark">[/ScID]</text:p>
      <text:p text:style-name="yWriter_20_mark">[/ChID]</text:p>
      <text:p text:style-name="yWriter_20_mark">[ChID:29]</text:p>
      <text:h text:style-name="Heading_20_2" text:outline-level="2">Chapter 29</text:h>
      <text:p text:style-name="yWriter_20_mark">[ScID:101]</text:p>
      <text:p text:style-name="Text_20_body"/>
      <text:p text:style-name="yWriter_20_mark">[/ScID]</text:p>
      <text:p text:style-name="Heading_20_4">* * *</text:p>
      <text:p text:style-name="yWriter_20_mark">[ScID:103]</text:p>
      <text:p text:style-name="Text_20_body"/>
      <text:p text:style-name="yWriter_20_mark">[/ScID]</text:p>
      <text:p text:style-name="Heading_20_4">* * *</text:p>
      <text:p text:style-name="yWriter_20_mark">[ScID:105]</text:p>
      <text:p text:style-name="Text_20_body"/>
      <text:p text:style-name="yWriter_20_mark">[/ScID]</text:p>
      <text:p text:style-name="yWriter_20_mark">[/ChID]</text:p>
      <text:p text:style-name="yWriter_20_mark">[ChID:30]</text:p>
      <text:h text:style-name="Heading_20_2" text:outline-level="2">Chapter 30</text:h>
      <text:p text:style-name="yWriter_20_mark">[ScID:108]</text:p>
      <text:p text:style-name="Text_20_body"/>
      <text:p text:style-name="yWriter_20_mark">[/ScID]</text:p>
      <text:p text:style-name="Heading_20_4">* * *</text:p>
      <text:p text:style-name="yWriter_20_mark">[ScID:110]</text:p>
      <text:p text:style-name="Text_20_body"/>
      <text:p text:style-name="yWriter_20_mark">[/ScID]</text:p>
      <text:p text:style-name="Heading_20_4">* * *</text:p>
      <text:p text:style-name="yWriter_20_mark">[ScID:112]</text:p>
      <text:p text:style-name="Text_20_body"/>
      <text:p text:style-name="yWriter_20_mark">[/ScID]</text:p>
      <text:p text:style-name="yWriter_20_mark">[/ChID]</text:p>
      <text:p text:style-name="yWriter_20_mark">[ChID:31]</text:p>
      <text:h text:style-name="Heading_20_2" text:outline-level="2">Chapter 31</text:h>
      <text:p text:style-name="yWriter_20_mark">[ScID:114]</text:p>
      <text:p text:style-name="Text_20_body"/>
      <text:p text:style-name="yWriter_20_mark">[/ScID]</text:p>
      <text:p text:style-name="Heading_20_4">* * *</text:p>
      <text:p text:style-name="yWriter_20_mark">[ScID:116]</text:p>
      <text:p text:style-name="Text_20_body"/>
      <text:p text:style-name="yWriter_20_mark">[/ScID]</text:p>
      <text:p text:style-name="yWriter_20_mark">[/ChID]</text:p>
      <text:p text:style-name="yWriter_20_mark">[ChID:32]</text:p>
      <text:h text:style-name="Heading_20_2" text:outline-level="2">Chapter 32</text:h>
      <text:p text:style-name="yWriter_20_mark">[ScID:119]</text:p>
      <text:p text:style-name="Text_20_body"/>
      <text:p text:style-name="yWriter_20_mark">[/ScID]</text:p>
      <text:p text:style-name="yWriter_20_mark">[/ChID]</text:p>
      <text:p text:style-name="yWriter_20_mark_20_unused">[ChID:36 (Unused)]</text:p>
      <text:h text:style-name="Heading_20_2" text:outline-level="2">Chapter 33</text:h>
      <text:p text:style-name="yWriter_20_mark_20_unused">[ScID:121 (Unused)]</text:p>
      <text:p text:style-name="Text_20_body">This text is not needed.</text:p>
      <text:p text:style-name="yWriter_20_mark_20_unused">[/ScID (Unused)]</text:p>
      <text:p text:style-name="yWriter_20_mark_20_unused">[/ChID (Unu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 svg:font-family="'Arial'" style:font-family-generic="swiss"/>
    <style:font-face style:name="Courier New" svg:font-family="'Courier New'" style:font-adornments="Standard" style:font-family-generic="modern" style:font-pitch="fixed"/>
    <style:font-face style:name="Segoe UI" svg:font-family="'Segoe UI'" style:font-family-generic="roman"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de" fo:country="DE" style:letter-kerning="true"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de" fo:country="DE" style:letter-kerning="true"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0.73cm" style:page-number="auto"/>
      <style:text-properties style:font-name="Courier New" fo:font-size="12pt" fo:font-weight="normal"/>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List" style:family="paragraph" style:parent-style-name="Text_20_body" style:class="list">
      <style:text-properties fo:font-weight="normal"/>
    </style:style>
    <style:style style:name="Caption" style:family="paragraph" style:parent-style-name="Standard" style:class="extra">
      <style:paragraph-properties fo:margin-top="0.212cm" fo:margin-bottom="0.212cm"/>
    </style:style>
    <style:style style:name="Table" style:family="paragraph" style:parent-style-name="Caption" style:class="extra"/>
    <style:style style:name="Index" style:family="paragraph" style:parent-style-name="Standard" style:class="index"/>
    <style:style style:name="Heading_20_1" style:display-name="Heading 1" style:family="paragraph" style:parent-style-name="Heading" style:next-style-name="Text_20_body" style:default-outline-level="1" style:list-style-name="" style:class="text" style:master-page-name="">
      <style:paragraph-properties fo:margin-top="0.73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fo:margin-top="0.73cm" fo:margin-bottom="0.73cm" style:page-number="auto"/>
      <style:text-properties fo:font-weight="bold"/>
    </style:style>
    <style:style style:name="Heading_20_3" style:display-name="Heading 3" style:family="paragraph" style:parent-style-name="Heading" style:next-style-name="Text_20_body" style:default-outline-level="3" style:class="text" style:master-page-name="">
      <style:paragraph-properties fo:margin-top="0.73cm" fo:margin-bottom="0.73cm" style:page-number="auto"/>
      <style:text-properties fo:font-style="italic"/>
    </style:style>
    <style:style style:name="Heading_20_4" style:display-name="Heading 4" style:family="paragraph" style:parent-style-name="Heading" style:next-style-name="Text_20_body" style:default-outline-level="" style:list-style-name="" style:class="text" style:master-page-name="">
      <style:paragraph-properties fo:margin-top="0.73cm" fo:margin-bottom="0.73cm" style:page-number="auto"/>
    </style:style>
    <style:style style:name="Heading_20_5" style:display-name="Heading 5" style:family="paragraph" style:parent-style-name="Heading" style:next-style-name="Text_20_body" style:default-outline-level="5" style:list-style-name="" style:class="text"/>
    <style:style style:name="Heading_20_6" style:display-name="Heading 6" style:family="paragraph" style:parent-style-name="Heading" style:next-style-name="Text_20_body" style:default-outline-level="6" style:list-style-name="" style:class="text"/>
    <style:style style:name="Quotations" style:family="paragraph" style:parent-style-name="Text_20_body" style:class="html" style:master-page-name="">
      <style:paragraph-properties fo:margin="100%" fo:margin-left="0.499cm" fo:margin-right="0.499cm" fo:margin-top="0cm" fo:margin-bottom="0.499cm" fo:text-indent="0cm" style:auto-text-indent="false" style:page-number="auto"/>
    </style:style>
    <style:style style:name="Preformatted_20_Text" style:display-name="Preformatted Text" style:family="paragraph" style:parent-style-name="Standard" style:class="html">
      <style:paragraph-properties fo:margin-top="0cm" fo:margin-bottom="0cm"/>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Footnote" style:family="paragraph" style:parent-style-name="Standard" style:class="extra">
      <style:paragraph-properties fo:margin="100%" fo:margin-left="0.499cm" fo:margin-right="0cm" fo:margin-top="0cm" fo:margin-bottom="0cm" fo:text-indent="-0.499cm" style:auto-text-indent="false"/>
      <style:text-properties fo:font-size="10pt"/>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First_20_line_20_indent" style:display-name="First line indent" style:family="paragraph" style:parent-style-name="Text_20_body" style:class="text" style:master-page-name="">
      <style:paragraph-properties fo:margin="100%" fo:margin-left="0cm" fo:margin-right="0cm" fo:margin-top="0cm" fo:margin-bottom="0cm" fo:text-indent="0.499cm" style:auto-text-indent="false" style:page-number="auto"/>
    </style:style>
    <style:style style:name="Heading_20_7" style:display-name="Heading 7" style:family="paragraph" style:parent-style-name="Heading" style:next-style-name="Text_20_body" style:default-outline-level="7" style:list-style-name="" style:class="text"/>
    <style:style style:name="Heading_20_8" style:display-name="Heading 8" style:family="paragraph" style:parent-style-name="Heading" style:next-style-name="Text_20_body" style:default-outline-level="8" style:list-style-name="" style:class="text"/>
    <style:style style:name="Heading_20_9" style:display-name="Heading 9" style:family="paragraph" style:parent-style-name="Heading" style:next-style-name="Text_20_body" style:default-outline-level="9"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Title" style:family="paragraph" style:parent-style-name="Standard" style:next-style-name="Subtitle" style:class="chapter" style:master-page-name="">
      <style:paragraph-properties fo:margin-top="0cm" fo:margin-bottom="0.73cm" fo:text-align="center" style:justify-single-word="false" style:page-number="auto" fo:background-color="transparent" fo:padding="0cm" fo:border="none" text:number-lines="false" text:line-number="0">
        <style:tab-stops/>
        <style:background-image/>
      </style:paragraph-properties>
      <style:text-properties fo:text-transform="uppercase" fo:letter-spacing="normal" fo:font-weight="normal" style:letter-kerning="false"/>
    </style:style>
    <style:style style:name="Subtitle" style:family="paragraph" style:parent-style-name="Title" style:class="chapter" style:master-page-name="">
      <style:paragraph-properties fo:margin-top="0cm" fo:margin-bottom="0.73cm" style:page-number="auto"/>
      <style:text-properties fo:font-variant="normal" fo:text-transform="none" fo:letter-spacing="normal"/>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Numbering_20_1_20_Start" style:display-name="Numbering 1 Start" style:family="paragraph" style:parent-style-name="List" style:class="list">
      <style:paragraph-properties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100%" fo:margin-left="2.496cm" fo:margin-right="0cm" fo:margin-top="0cm" fo:margin-bottom="0.212cm" fo:text-indent="0cm" style:auto-text-indent="false"/>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Illustration" style:family="paragraph" style:parent-style-name="Caption" style:class="extra"/>
    <style:style style:name="Text" style:family="paragraph" style:parent-style-name="Caption" style:class="extra" style:master-page-name="">
      <style:paragraph-properties fo:margin-top="0.21cm" fo:margin-bottom="0.21cm" style:page-number="auto"/>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fo:line-height="100%" text:number-lines="false" text:line-number="0"/>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fo:margin="100%" fo:margin-left="0.499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User_20_Index_20_7" style:display-name="User Index 7" style:family="paragraph" style:parent-style-name="Index" style:class="index">
      <style:paragraph-properties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User_20_Index_20_8" style:display-name="User Index 8" style:family="paragraph" style:parent-style-name="Index" style:class="index">
      <style:paragraph-properties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User_20_Index_20_9" style:display-name="User Index 9" style:family="paragraph" style:parent-style-name="Index" style:class="index">
      <style:paragraph-properties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yWriter_20_mark" style:display-name="yWriter mark" style:family="paragraph" style:parent-style-name="Standard" style:next-style-name="Standard" style:class="text">
      <style:text-properties fo:color="#006600" fo:font-size="10pt"/>
    </style:style>
    <style:style style:name="yWriter_20_mark_20_unused" style:display-name="yWriter mark unused" style:family="paragraph" style:parent-style-name="Standard" style:next-style-name="Standard" style:class="text">
      <style:text-properties fo:color="#999999" fo:font-size="10pt"/>
    </style:style>
    <style:style style:name="yWriter_20_mark_20_notes" style:display-name="yWriter mark notes" style:family="paragraph" style:parent-style-name="Standard" style:next-style-name="Standard" style:class="text">
      <style:text-properties fo:color="#0099FF" fo:font-size="10pt"/>
    </style:style>
    <style:style style:name="yWriter_20_mark_20_todo" style:display-name="yWriter mark todo" style:family="paragraph" style:parent-style-name="Standard" style:next-style-name="Standard" style:class="text">
      <style:text-properties fo:color="#993300" fo:font-size="10pt"/>
    </style:style>
    <style:style style:name="Numbering_20_Symbols" style:display-name="Numbering Symbols" style:family="text"/>
    <style:style style:name="Bullet_20_Symbols" style:display-name="Bullet Symbols" style:family="text">
      <style:text-properties style:font-name="StarSymbol" fo:font-size="9pt"/>
    </style:style>
    <style:style style:name="Emphasis" style:family="text">
      <style:text-properties fo:font-style="italic" fo:background-color="transparent"/>
    </style:style>
    <style:style style:name="Strong_20_Emphasis" style:display-name="Strong Emphasis" style:family="text">
      <style:text-properties fo:text-transform="uppercase"/>
    </style:style>
    <style:style style:name="Citation" style:family="text">
      <style:text-properties fo:font-style="italic"/>
    </style:style>
    <style:style style:name="Teletype" style:family="text">
      <style:text-properties style:font-name="Cumberland" style:font-name-asian="Cumberland" style:font-name-complex="Cumberlan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Line_20_numbering" style:display-name="Line numbering" style:family="text">
      <style:text-properties style:font-name="Courier New" fo:font-size="8pt"/>
    </style:style>
    <style:style style:name="Page_20_Number" style:display-name="Page Number" style:family="text">
      <style:text-properties style:font-name="Courier New" fo:font-size="8pt"/>
    </style:style>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ourier New1"/>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5" style:display-name="List 5">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aper-tray-name="[From printer settings]" style:print-orientation="portrait" fo:margin-top="3.2cm" fo:margin-bottom="2.499cm" fo:margin-left="2.701cm" fo:margin-right="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style:page-layout style:name="Mpm2">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1cm" fo:margin-left="2.499cm" fo:margin-right="4.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1cm" fo:margin-left="2.499cm" fo:margin-right="4.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2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4</text:page-number></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next-style-name="Standard"/>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yWriter</meta:generator>
    <dc:title>Hal Spacejock book one - Sample yWriter Project</dc:title>
    <dc:description><![CDATA[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
    <meta:creation-date>2020-08-26T11:56:30Z</meta:creation-date>
    <dc:date/>
  </office:meta>
</office:document-meta>
</file>